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paragraph-rsid="001a9a8b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3" style:family="paragraph" style:parent-style-name="Standard">
      <style:text-properties officeooo:paragraph-rsid="00109aa5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9a8b"/>
    </style:style>
    <style:style style:name="P5" style:family="paragraph" style:parent-style-name="Standard" style:list-style-name="L4">
      <style:paragraph-properties fo:text-align="start" style:justify-single-word="false"/>
      <style:text-properties officeooo:paragraph-rsid="001a9a8b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8178b" officeooo:paragraph-rsid="001a9a8b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18178b" officeooo:paragraph-rsid="001a9a8b" style:font-size-asian="12pt" style:font-weight-asian="normal" style:font-size-complex="12pt" style:font-weight-complex="normal"/>
    </style:style>
    <style:style style:name="P8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18178b" officeooo:paragraph-rsid="0024658c" style:font-size-asian="12pt" style:font-weight-asian="normal" style:font-size-complex="12pt" style:font-weight-complex="normal"/>
    </style:style>
    <style:style style:name="P9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18178b" officeooo:paragraph-rsid="001a9a8b" style:font-size-asian="12pt" style:font-weight-asian="normal" style:font-size-complex="12pt" style:font-weight-complex="normal"/>
    </style:style>
    <style:style style:name="P10" style:family="paragraph" style:parent-style-name="Standard" style:list-style-name="L11">
      <style:paragraph-properties fo:text-align="start" style:justify-single-word="false"/>
      <style:text-properties style:font-name="DejaVu Sans Condensed" fo:font-size="12pt" fo:font-weight="normal" officeooo:rsid="0018178b" officeooo:paragraph-rsid="001a9a8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text-properties style:font-name="DejaVu Sans Condensed" fo:font-size="12pt" fo:font-weight="normal" officeooo:rsid="0018178b" officeooo:paragraph-rsid="001a9a8b" style:font-size-asian="12pt" style:font-weight-asian="normal" style:font-size-complex="12pt" style:font-weight-complex="normal"/>
    </style:style>
    <style:style style:name="P13" style:family="paragraph" style:parent-style-name="Standard" style:list-style-name="L8">
      <style:text-properties style:font-name="DejaVu Sans Condensed" fo:font-size="12pt" fo:font-weight="normal" officeooo:rsid="0018178b" officeooo:paragraph-rsid="001a9a8b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7">
      <style:text-properties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10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11">
      <style:text-properties style:font-name="DejaVu Sans Condensed" fo:font-size="12pt" officeooo:rsid="00148c7a" officeooo:paragraph-rsid="001a9a8b" style:font-size-asian="12pt" style:font-size-complex="12pt"/>
    </style:style>
    <style:style style:name="P18" style:family="paragraph" style:parent-style-name="Standard" style:list-style-name="L13">
      <style:text-properties style:font-name="DejaVu Sans Condensed" fo:font-size="12pt" officeooo:rsid="00148c7a" officeooo:paragraph-rsid="001a9a8b" style:font-size-asian="12pt" style:font-size-complex="12pt"/>
    </style:style>
    <style:style style:name="P19" style:family="paragraph" style:parent-style-name="Standard" style:list-style-name="L3">
      <style:text-properties style:font-name="DejaVu Sans Condensed" fo:font-size="12pt" officeooo:rsid="0018178b" officeooo:paragraph-rsid="00109aa5" style:font-size-asian="12pt" style:font-size-complex="12pt"/>
    </style:style>
    <style:style style:name="P20" style:family="paragraph" style:parent-style-name="Standard" style:list-style-name="L8">
      <style:text-properties style:font-name="DejaVu Sans Condensed" fo:font-size="12pt" officeooo:rsid="0018178b" officeooo:paragraph-rsid="001a9a8b" style:font-size-asian="12pt" style:font-size-complex="12pt"/>
    </style:style>
    <style:style style:name="P21" style:family="paragraph" style:parent-style-name="Standard" style:list-style-name="L12">
      <style:text-properties style:font-name="DejaVu Sans Condensed" fo:font-size="12pt" officeooo:paragraph-rsid="001a9a8b" style:font-size-asian="12pt" style:font-size-complex="12pt"/>
    </style:style>
    <style:style style:name="P22" style:family="paragraph" style:parent-style-name="Standard" style:list-style-name="L13">
      <style:text-properties style:font-name="DejaVu Sans Condensed" fo:font-size="12pt" officeooo:rsid="001a9a8b" officeooo:paragraph-rsid="001a9a8b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4" style:family="paragraph" style:parent-style-name="Standard" style:list-style-name="L5">
      <style:text-properties officeooo:paragraph-rsid="001a9a8b"/>
    </style:style>
    <style:style style:name="P25" style:family="paragraph" style:parent-style-name="Standard" style:list-style-name="L11">
      <style:text-properties officeooo:paragraph-rsid="001a9a8b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48c7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178b" style:font-weight-asian="normal" style:font-weight-complex="normal"/>
    </style:style>
    <style:style style:name="T6" style:family="text">
      <style:text-properties fo:font-weight="normal" officeooo:rsid="001a9a8b" style:font-weight-asian="normal" style:font-weight-complex="normal"/>
    </style:style>
    <style:style style:name="T7" style:family="text">
      <style:text-properties officeooo:rsid="001a9a8b"/>
    </style:style>
    <style:style style:name="T8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a9a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b41a3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2024a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normal" officeooo:rsid="0018178b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1a9a8b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1ca4bc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1f7180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2024aa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21adb2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2314c7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1a9a8b" style:font-size-asian="12pt" style:font-size-complex="12pt"/>
    </style:style>
    <style:style style:name="T22" style:family="text">
      <style:text-properties officeooo:rsid="001b6b67"/>
    </style:style>
    <style:style style:name="T23" style:family="text">
      <style:text-properties officeooo:rsid="001e678f"/>
    </style:style>
    <style:style style:name="T24" style:family="text">
      <style:text-properties officeooo:rsid="001eed8b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22be44"/>
    </style:style>
    <style:style style:name="T27" style:family="text">
      <style:text-properties officeooo:rsid="0024658c"/>
    </style:style>
    <style:style style:name="T28" style:family="text">
      <style:text-properties officeooo:rsid="002629db"/>
    </style:style>
    <style:style style:name="T29" style:family="text">
      <style:text-properties officeooo:rsid="0026a94f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3"><text:span text:style-name="T28">1</text:span><text:span text:style-name="T29">0</text:span><text:span text:style-name="T22">2 - </text:span><text:span text:style-name="T28">Controls - </text:span>Throttle <text:span text:style-name="T1">Grip</text:span></text:p>
      <text:p text:style-name="P11">U=Up, D=Down, F=Forward, B=Backward, L=Left, R=Right, P=Press, S-*=Shift-, L-*=Long-</text:p>
      <text:p text:style-name="P11"/>
      <text:p text:style-name="P3"><text:span text:style-name="T8">Top</text:span><text:span text:style-name="T9"> </text:span><text:span text:style-name="T11">H</text:span><text:span text:style-name="T9">at -- </text:span><text:span text:style-name="T10">UV-26 Countermeasures system</text:span></text:p>
      <text:list xml:id="list17215498" text:style-name="L1">
        <text:list-item>
          <text:p text:style-name="P4"><text:span text:style-name="T13">U: </text:span><text:span text:style-name="T15">Cycle</text:span><text:span text:style-name="T14"> dispensers </text:span><text:span text:style-name="T13">Left/Both/Right</text:span></text:p>
        </text:list-item>
        <text:list-item>
          <text:p text:style-name="P6">F: Start dispensing <text:span text:style-name="T23">(default program is 1 flare </text:span><text:span text:style-name="T24">only</text:span><text:span text:style-name="T23">)</text:span></text:p>
        </text:list-item>
        <text:list-item>
          <text:p text:style-name="P6">B: Stop dispensing</text:p>
        </text:list-item>
      </text:list>
      <text:p text:style-name="P3"><text:span text:style-name="T8">Top</text:span><text:span text:style-name="T9"> </text:span><text:span text:style-name="T11">H</text:span><text:span text:style-name="T9">at </text:span><text:span text:style-name="T11">R</text:span><text:span text:style-name="T9">ing</text:span></text:p>
      <text:list xml:id="list3938747291" text:style-name="L2">
        <text:list-item>
          <text:p text:style-name="P14">Rotate: --</text:p>
        </text:list-item>
      </text:list>
      <text:p text:style-name="P3"><text:span text:style-name="T8">Middle </text:span><text:span text:style-name="T11">H</text:span><text:span text:style-name="T8">at</text:span><text:span text:style-name="T9"> -- </text:span><text:span text:style-name="T10">Radios</text:span></text:p>
      <text:list xml:id="list1925531478" text:style-name="L3">
        <text:list-item>
          <text:p text:style-name="P19">U: (SRS radio 1 PTT)</text:p>
        </text:list-item>
        <text:list-item>
          <text:p text:style-name="P19">D: (SRS radio 2 PTT)</text:p>
        </text:list-item>
      </text:list>
      <text:p text:style-name="P3"><text:span text:style-name="T8">B</text:span><text:span text:style-name="T9">ottom </text:span><text:span text:style-name="T11">H</text:span><text:span text:style-name="T9">at -- </text:span><text:span text:style-name="T10">Autopilot controls</text:span></text:p>
      <text:list xml:id="list1727619368" text:style-name="L4">
        <text:list-item>
          <text:p text:style-name="P5"><text:span text:style-name="T13">U: Hover </text:span><text:span text:style-name="T14">hold</text:span><text:span text:style-name="T13"> </text:span><text:span text:style-name="T14">o</text:span><text:span text:style-name="T13">n/</text:span><text:span text:style-name="T14">o</text:span><text:span text:style-name="T13">ff</text:span></text:p>
        </text:list-item>
        <text:list-item>
          <text:p text:style-name="P7">F: Autopilot Heading hold (toggle) (alternate for <text:span text:style-name="T25">B4</text:span>)</text:p>
        </text:list-item>
        <text:list-item>
          <text:p text:style-name="P5"><text:span text:style-name="T13">D: Descent </text:span><text:span text:style-name="T14">Mode button</text:span><text:span text:style-name="T13"> (</text:span><text:span text:style-name="T14">when in hover hold, press and hold to </text:span><text:span text:style-name="T16">safely </text:span><text:span text:style-name="T14">descend at 2-3 m/s</text:span><text:span text:style-name="T13">)</text:span></text:p>
        </text:list-item>
        <text:list-item>
          <text:p text:style-name="P7">B: Autopilot Altitude hold (toggle) (alternate for <text:span text:style-name="T25">B5</text:span>)</text:p>
        </text:list-item>
        <text:list-item>
          <text:p text:style-name="P5"><text:span text:style-name="T13">P: Autopilot </text:span><text:span text:style-name="T14">Flight </text:span><text:span text:style-name="T13">Director </text:span><text:span text:style-name="T14">mode </text:span><text:span text:style-name="T13">(toggle) (turns off autopilot hold functions but leaves dampers on if roll and pitch channels are still on) </text:span><text:span text:style-name="T17">(alternate for </text:span><text:span text:style-name="T12">B3</text:span><text:span text:style-name="T17">)</text:span></text:p>
        </text:list-item>
      </text:list>
      <text:p text:style-name="P3"><text:span text:style-name="T8">F</text:span><text:span text:style-name="T9">ront </text:span><text:span text:style-name="T11">T</text:span><text:span text:style-name="T9">humb </text:span><text:span text:style-name="T11">B</text:span><text:span text:style-name="T9">utton -- </text:span><text:span text:style-name="T10">Engine de-icing/dust-protection</text:span></text:p>
      <text:list xml:id="list3739427395" text:style-name="L5">
        <text:list-item>
          <text:p text:style-name="P24"><text:span text:style-name="T20">P: </text:span><text:span text:style-name="T21">Toggle </text:span><text:span text:style-name="T14">e</text:span><text:span text:style-name="T13">ngine de-icing/dust-protection systems (</text:span><text:span text:style-name="T17">cy</text:span><text:span text:style-name="T18">cles</text:span><text:span text:style-name="T13"> between none, de-icing, and dust protection)</text:span></text:p>
        </text:list-item>
      </text:list>
      <text:p text:style-name="P3"><text:span text:style-name="T8">R</text:span><text:span text:style-name="T9">ear </text:span><text:span text:style-name="T11">T</text:span><text:span text:style-name="T9">humb </text:span><text:span text:style-name="T11">B</text:span><text:span text:style-name="T9">utton -- </text:span><text:span text:style-name="T10">Shkval center</text:span></text:p>
      <text:list xml:id="list989162625" text:style-name="L6">
        <text:list-item>
          <text:p text:style-name="P12"><text:span text:style-name="T26">P: </text:span>Shkval center (returns Shkval to boresight, rarely used)</text:p>
        </text:list-item>
      </text:list>
      <text:p text:style-name="P3"><text:span text:style-name="T8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xml:id="list3186948463" text:style-name="L7">
        <text:list-item>
          <text:p text:style-name="P15">P: --</text:p>
        </text:list-item>
      </text:list>
      <text:p text:style-name="P1"><text:span text:style-name="T2">M</text:span><text:span text:style-name="T3">inistick -- </text:span><text:span text:style-name="T2">Shkval slew and lock</text:span></text:p>
      <text:list xml:id="list2536698695" text:style-name="L8">
        <text:list-item>
          <text:p text:style-name="P20">Axes: <text:span text:style-name="T4">Slew Shkval (Axes tuned to 0, 100, 10, -10 to allow making small adjustments, at the expense of not being able to slew quickly. <text:s/>Use the HMS for that.)</text:span></text:p>
        </text:list-item>
        <text:list-item>
          <text:p text:style-name="P13">P: Lock target (to unlock, press and hold while slewing in any direction)</text:p>
        </text:list-item>
      </text:list>
      <text:p text:style-name="P3"><text:span text:style-name="T8">Middle </text:span><text:span text:style-name="T11">F</text:span><text:span text:style-name="T8">inger </text:span><text:span text:style-name="T11">H</text:span><text:span text:style-name="T8">at</text:span><text:span text:style-name="T9"> -- </text:span><text:span text:style-name="T10">Shkval optics controls</text:span></text:p>
      <text:list xml:id="list450913861" text:style-name="L9">
        <text:list-item>
          <text:p text:style-name="P8">U: Wide <text:span text:style-name="T7">v</text:span>iew <text:span text:style-name="T7">(</text:span>7x<text:span text:style-name="T7">)</text:span></text:p>
        </text:list-item>
        <text:list-item>
          <text:p text:style-name="P8"><text:span text:style-name="T27">D</text:span>: Narrow <text:span text:style-name="T7">v</text:span>iew <text:span text:style-name="T7">(</text:span>23x<text:span text:style-name="T7">)</text:span></text:p>
        </text:list-item>
        <text:list-item>
          <text:p text:style-name="P8">L: Target frame <text:span text:style-name="T7">size i</text:span>ncrease</text:p>
        </text:list-item>
        <text:list-item>
          <text:p text:style-name="P8"><text:span text:style-name="T27">R</text:span>: Target frame <text:span text:style-name="T7">size d</text:span>ecrease</text:p>
        </text:list-item>
        <text:list-item>
          <text:p text:style-name="P9">P: Uncage Shkval, designate target (<text:span text:style-name="T7">if</text:span> using HMS, press and hold, look at target, then release; <text:span text:style-name="T7">if not using HMS, sets Shkval on automatic left/right scan</text:span>)</text:p>
        </text:list-item>
      </text:list>
      <text:p text:style-name="P3"><text:span text:style-name="T8">Ring </text:span><text:span text:style-name="T11">F</text:span><text:span text:style-name="T8">inger </text:span><text:span text:style-name="T11">S</text:span><text:span text:style-name="T9">lider</text:span></text:p>
      <text:list xml:id="list3760092329" text:style-name="L10">
        <text:list-item>
          <text:p text:style-name="P16">U/D: --</text:p>
        </text:list-item>
      </text:list>
      <text:p text:style-name="P3"><text:span text:style-name="T8">P</text:span><text:span text:style-name="T9">inky </text:span><text:span text:style-name="T11">S</text:span><text:span text:style-name="T8">witch</text:span><text:span text:style-name="T9"> -- </text:span><text:span text:style-name="T10">Targeting system controls</text:span></text:p>
      <text:list xml:id="list2677899408" text:style-name="L11">
        <text:list-item>
          <text:p text:style-name="P25"><text:span text:style-name="T13">U: Helmet-</text:span><text:span text:style-name="T19">M</text:span><text:span text:style-name="T13">ounted </text:span><text:span text:style-name="T19">S</text:span><text:span text:style-name="T14">ight o</text:span><text:span text:style-name="T13">n/</text:span><text:span text:style-name="T14">o</text:span><text:span text:style-name="T13">ff (or NVG if fitted </text:span><text:span text:style-name="T19">instead</text:span><text:span text:style-name="T13">)</text:span></text:p>
        </text:list-item>
        <text:list-item>
          <text:p text:style-name="P10">D: <text:span text:style-name="T7">Targeting system reset button </text:span>(turns off Shkval and sets HUD to nav mode; if cannon is still selected, some cannon symbology will remain)</text:p>
        </text:list-item>
        <text:list-item>
          <text:p text:style-name="P17"><text:span text:style-name="T5">P: </text:span><text:span text:style-name="T6">Laser designator Armed/Safe</text:span></text:p>
        </text:list-item>
      </text:list>
      <text:p text:style-name="P3"><text:span text:style-name="T8">P</text:span><text:span text:style-name="T9">inky </text:span><text:span text:style-name="T11">B</text:span><text:span text:style-name="T9">utton</text:span></text:p>
      <text:list xml:id="list2086385129" text:style-name="L12">
        <text:list-item>
          <text:p text:style-name="P21"><text:span text:style-name="T2">P: </text:span><text:span text:style-name="T5">Collective brake/Assign altitude lever (pressing this resets the altitude hold to the current altitude)</text:span></text:p>
        </text:list-item>
      </text:list>
      <text:p text:style-name="P3"><text:span text:style-name="T9">Pinky </text:span><text:span text:style-name="T11">W</text:span><text:span text:style-name="T9">heel</text:span></text:p>
      <text:list xml:id="list221232724" text:style-name="L13">
        <text:list-item>
          <text:p text:style-name="P22">F/B: --</text:p>
        </text:list-item>
        <text:list-item>
          <text:p text:style-name="P18">P: <text:span text:style-name="T7">A</text:span><text:span text:style-name="T5">nti-collision </text:span><text:span text:style-name="T6">lights toggle</text:span><text:span text:style-name="T5"> (the red flashing light on the belly)</text:span>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8-30T14:29:07.968000000</dc:date>
    <meta:editing-duration>PT2H33M26S</meta:editing-duration>
    <meta:editing-cycles>27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3" meta:word-count="370" meta:character-count="2102" meta:non-whitespace-character-count="1802"/>
  </office:meta>
</office:document-meta>
</file>